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472702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  <style:paragraph-properties style:writing-mode="lr-tb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7" style:family="graphic" style:parent-style-name="objectwithoutfill">
      <style:graphic-properties svg:stroke-color="#006600" draw:marker-end="Arrow" draw:marker-end-width="0.15cm" draw:fill="none" draw:textarea-vertical-align="middle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2cm"/>
      <style:paragraph-properties style:writing-mode="lr-tb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/>
      <style:text-properties style:font-name="CMU Sans Serif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6600" loext:opacity="100%" style:font-name="CMU Sans Serif" fo:font-size="12pt" style:font-size-asian="12pt" style:font-size-complex="12pt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T1" style:family="text">
      <style:text-properties style:font-name="CMU Sans Serif" fo:font-size="12pt" style:font-size-asian="12pt" style:font-size-complex="12pt"/>
    </style:style>
    <style:style style:name="T2" style:family="text">
      <style:text-properties style:text-position="33% 58%" style:font-name="CMU Sans Serif" fo:font-size="12pt" style:font-size-asian="12pt" style:font-size-complex="12pt"/>
    </style:style>
    <style:style style:name="T3" style:family="text">
      <style:text-properties fo:color="#006600" loext:opacity="100%" style:font-name="CMU Sans Serif" fo:font-size="12pt" style:font-size-asian="12pt" style:font-size-complex="12pt"/>
    </style:style>
    <style:style style:name="T4" style:family="text">
      <style:text-properties style:text-position="-33% 58%"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957cm" svg:height="1.488cm" draw:transform="skewX (0.151843644923507) rotate (-0.756600230739542) translate (8.7529627595839cm 7.4328370676557cm)" svg:viewBox="0 0 7958 1489" svg:d="M0 1114c3763-2711 7963 379 7958 375">
          <text:p/>
        </draw:path>
        <draw:line draw:style-name="gr2" draw:text-style-name="P1" draw:layer="layout" svg:x1="7.864cm" svg:y1="13.819cm" svg:x2="7.864cm" svg:y2="6.366cm">
          <text:p/>
        </draw:line>
        <draw:line draw:style-name="gr2" draw:text-style-name="P1" draw:layer="layout" svg:x1="7.864cm" svg:y1="13.822cm" svg:x2="14.92cm" svg:y2="13.819cm">
          <text:p/>
        </draw:line>
        <draw:frame draw:style-name="gr3" draw:text-style-name="P2" draw:layer="layout" svg:width="1.176cm" svg:height="1.225cm" svg:x="6.688cm" svg:y="5.9cm">
          <draw:text-box>
            <text:p><text:span text:style-name="T1">U</text:span><text:span text:style-name="T2">1</text:span></text:p>
          </draw:text-box>
        </draw:frame>
        <draw:frame draw:style-name="gr4" draw:text-style-name="P4" draw:layer="layout" svg:width="3.332cm" svg:height="1.225cm" svg:x="9.081cm" svg:y="11.186cm">
          <draw:text-box>
            <text:p text:style-name="P3"><text:span text:style-name="T3">pareto</text:span></text:p>
            <text:p text:style-name="P3"><text:span text:style-name="T3">improvements</text:span></text:p>
          </draw:text-box>
        </draw:frame>
        <draw:custom-shape draw:style-name="gr5" draw:text-style-name="P5" draw:layer="layout" svg:width="0.294cm" svg:height="0.276cm" svg:x="11.223cm" svg:y="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98cm" svg:height="0.738cm" svg:x="11.196cm" svg:y="9.25cm">
          <draw:text-box>
            <text:p><text:span text:style-name="T1">e</text:span></text:p>
          </draw:text-box>
        </draw:frame>
        <draw:frame draw:style-name="gr3" draw:text-style-name="P2" draw:layer="layout" svg:width="1.176cm" svg:height="1.225cm" svg:x="14.724cm" svg:y="13.982cm">
          <draw:text-box>
            <text:p><text:span text:style-name="T1">U</text:span><text:span text:style-name="T2">2</text:span></text:p>
          </draw:text-box>
        </draw:frame>
        <draw:line draw:style-name="gr7" draw:text-style-name="P1" draw:layer="layout" svg:x1="9.784cm" svg:y1="11.118cm" svg:x2="9.791cm" svg:y2="8.786cm">
          <text:p/>
        </draw:line>
        <draw:line draw:style-name="gr7" draw:text-style-name="P1" draw:layer="layout" svg:x1="9.784cm" svg:y1="11.119cm" svg:x2="12.139cm" svg:y2="11.081cm">
          <text:p/>
        </draw:line>
        <draw:line draw:style-name="gr7" draw:text-style-name="P1" draw:layer="layout" svg:x1="9.788cm" svg:y1="11.119cm" svg:x2="10.412cm" svg:y2="9.206cm">
          <text:p/>
        </draw:line>
        <draw:line draw:style-name="gr7" draw:text-style-name="P1" draw:layer="layout" svg:x1="9.788cm" svg:y1="11.119cm" svg:x2="11.223cm" svg:y2="10.04cm">
          <text:p/>
        </draw:line>
        <draw:line draw:style-name="gr7" draw:text-style-name="P1" draw:layer="layout" svg:x1="9.788cm" svg:y1="11.119cm" svg:x2="11.765cm" svg:y2="10.582cm">
          <text:p/>
        </draw:line>
        <draw:custom-shape draw:style-name="gr8" draw:text-style-name="P6" draw:layer="layout" svg:width="0.294cm" svg:height="0.276cm" svg:x="9.628cm" svg:y="1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764cm" svg:height="1.319cm" svg:x="12.372cm" svg:y="13.982cm">
          <draw:text-box>
            <text:p><text:span text:style-name="T1">U</text:span><text:span text:style-name="T4">MAX</text:span><text:span text:style-name="T2">2</text:span></text:p>
          </draw:text-box>
        </draw:frame>
        <draw:frame draw:style-name="gr9" draw:text-style-name="P2" draw:layer="layout" svg:width="1.764cm" svg:height="1.319cm" svg:x="6.1cm" svg:y="7.737cm">
          <draw:text-box>
            <text:p><text:span text:style-name="T1">U</text:span><text:span text:style-name="T4">MAX</text:span><text:span text:style-name="T2">1</text:span></text:p>
          </draw:text-box>
        </draw:frame>
        <draw:frame draw:style-name="gr10" draw:text-style-name="P2" draw:layer="layout" svg:width="0.98cm" svg:height="0.77cm" svg:x="9.1cm" svg:y="10.6cm">
          <draw:text-box>
            <text:p><text:span text:style-name="T1">a</text:span></text:p>
          </draw:text-box>
        </draw:frame>
        <draw:custom-shape draw:style-name="gr8" draw:text-style-name="P6" draw:layer="layout" svg:width="0.294cm" svg:height="0.276cm" svg:x="9.117cm" svg:y="1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98cm" svg:height="0.77cm" svg:x="8.72cm" svg:y="12.53cm">
          <draw:text-box>
            <text:p><text:span text:style-name="T1">b</text:span></text:p>
          </draw:text-box>
        </draw:frame>
        <draw:custom-shape draw:style-name="gr8" draw:text-style-name="P6" draw:layer="layout" svg:width="0.294cm" svg:height="0.276cm" svg:x="12.297cm" svg:y="12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98cm" svg:height="0.77cm" svg:x="11.9cm" svg:y="12.93cm">
          <draw:text-box>
            <text:p><text:span text:style-name="T1">c</text:span></text:p>
          </draw:text-box>
        </draw:frame>
        <draw:custom-shape draw:style-name="gr5" draw:text-style-name="P5" draw:layer="layout" svg:width="0.294cm" svg:height="0.276cm" svg:x="12.427cm" svg:y="1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98cm" svg:height="0.738cm" svg:x="12.4cm" svg:y="10.91cm">
          <draw:text-box>
            <text:p><text:span text:style-name="T1">f</text:span></text:p>
          </draw:text-box>
        </draw:frame>
        <draw:custom-shape draw:style-name="gr5" draw:text-style-name="P5" draw:layer="layout" svg:width="0.294cm" svg:height="0.276cm" svg:x="9.027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98cm" svg:height="0.738cm" svg:x="9cm" svg:y="7.81cm">
          <draw:text-box>
            <text:p><text:span text:style-name="T1">d</text:span></text:p>
          </draw:text-box>
        </draw:frame>
        <draw:custom-shape draw:style-name="gr11" draw:text-style-name="P7" draw:layer="layout" svg:width="0.294cm" svg:height="0.276cm" svg:x="10.927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98cm" svg:height="0.738cm" svg:x="11.1cm" svg:y="7.962cm">
          <draw:text-box>
            <text:p><text:span text:style-name="T1">g</text:span></text:p>
          </draw:text-box>
        </draw:frame>
        <draw:custom-shape draw:style-name="gr11" draw:text-style-name="P7" draw:layer="layout" svg:width="0.294cm" svg:height="0.276cm" svg:x="12.927cm" svg:y="9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98cm" svg:height="0.738cm" svg:x="13.1cm" svg:y="9.4cm">
          <draw:text-box>
            <text:p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tonello Lobianco</meta:initial-creator>
    <meta:creation-date>2023-02-09T16:05:16.811388035</meta:creation-date>
    <dc:date>2023-02-09T16:18:10.417660628</dc:date>
    <dc:creator>Antonello Lobianco</dc:creator>
    <meta:editing-duration>PT2M43S</meta:editing-duration>
    <meta:editing-cycles>1</meta:editing-cycles>
    <meta:document-statistic meta:object-count="29"/>
    <meta:generator>LibreOffice/7.3.7.2$Linux_X86_64 LibreOffice_project/30$Build-2</meta:generator>
  </office:meta>
</office:document-meta>
</file>